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1c0ea5" officeooo:paragraph-rsid="001c0ea5"/>
    </style:style>
    <style:style style:name="P5" style:family="paragraph" style:parent-style-name="Text_20_body">
      <style:paragraph-properties fo:text-align="center" style:justify-single-word="false"/>
      <style:text-properties officeooo:rsid="001c0ea5" officeooo:paragraph-rsid="001c0ea5"/>
    </style:style>
    <style:style style:name="P6" style:family="paragraph" style:parent-style-name="Title">
      <style:text-properties fo:font-size="18pt" style:font-size-asian="18pt" style:font-size-complex="18pt"/>
    </style:style>
    <style:style style:name="P7" style:family="paragraph" style:parent-style-name="Contents_20_1">
      <style:paragraph-properties>
        <style:tab-stops>
          <style:tab-stop style:position="6.302in" style:type="right" style:leader-style="dotted" style:leader-text="."/>
        </style:tab-stops>
      </style:paragraph-properties>
    </style:style>
    <style:style style:name="P8" style:family="paragraph" style:parent-style-name="Contents_20_2">
      <style:paragraph-properties>
        <style:tab-stops>
          <style:tab-stop style:position="6.1055in" style:type="right" style:leader-style="dotted" style:leader-text="."/>
        </style:tab-stops>
      </style:paragraph-properties>
    </style:style>
    <style:style style:name="P9" style:family="paragraph" style:parent-style-name="Heading_20_1" style:list-style-name=""/>
    <style:style style:name="P10" style:family="paragraph" style:parent-style-name="Heading_20_2">
      <style:text-properties officeooo:paragraph-rsid="002467e5"/>
    </style:style>
    <style:style style:name="P11" style:family="paragraph" style:parent-style-name="Text_20_body">
      <style:paragraph-properties fo:text-align="start" style:justify-single-word="false"/>
      <style:text-properties officeooo:rsid="001c0ea5" officeooo:paragraph-rsid="001c0ea5"/>
    </style:style>
    <style:style style:name="P12" style:family="paragraph" style:parent-style-name="Text_20_body">
      <style:text-properties officeooo:rsid="001efbf8" officeooo:paragraph-rsid="002467e5"/>
    </style:style>
    <style:style style:name="P13" style:family="paragraph" style:parent-style-name="Text_20_body">
      <style:text-properties officeooo:rsid="001f451a" officeooo:paragraph-rsid="002467e5"/>
    </style:style>
    <style:style style:name="P14" style:family="paragraph" style:parent-style-name="Text_20_body">
      <style:text-properties officeooo:paragraph-rsid="001d5e7a"/>
    </style:style>
    <style:style style:name="P15" style:family="paragraph" style:parent-style-name="Text_20_body">
      <style:text-properties officeooo:rsid="0026fee9" officeooo:paragraph-rsid="0026fee9"/>
    </style:style>
    <style:style style:name="T1" style:family="text">
      <style:text-properties officeooo:rsid="001e0a64"/>
    </style:style>
    <style:style style:name="T2" style:family="text">
      <style:text-properties officeooo:rsid="001fd837"/>
    </style:style>
    <style:style style:name="T3" style:family="text">
      <style:text-properties officeooo:rsid="001d5e7a"/>
    </style:style>
    <style:style style:name="T4" style:family="text">
      <style:text-properties officeooo:rsid="00271ae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
      <text:h text:style-name="P9" text:outline-level="1"/>
      <text:p text:style-name="P6"><text:bookmark-start text:name="__RefHeading___Toc963_757333850"/>Datenbankgestütze Webanwendung zur Verwaltung und Einwahl in Arbeitsgemeinschaften<text:bookmark-end text:name="__RefHeading___Toc963_757333850"/></text:p>
      <text:p text:style-name="P2"/>
      <text:p text:style-name="P5">Ausbildungsberuf: Fachinformatiker - Anwendungsentwicklung</text:p>
      <text:p text:style-name="P3"/>
      <text:p text:style-name="P3"/>
      <text:p text:style-name="P4"/>
      <text:p text:style-name="P4"/>
      <text:p text:style-name="P4"/>
      <text:p text:style-name="P4"/>
      <text:p text:style-name="P4">Prüfungsteilnehmer:</text:p>
      <text:p text:style-name="P4">Sven-Ole Timm, Sachsenring 55, 24534 Neumünster</text:p>
      <text:p text:style-name="P4">Michael Sintsov, Ehndorfer Str. 229b, 24537 Neumünster</text:p>
      <text:p text:style-name="P4"/>
      <text:p text:style-name="P4">Ausbildungsbetrieb:</text:p>
      <text:p text:style-name="P4">Regionales Berufsbildungszentrum Technik der Landeshauptstadt Kiel</text:p>
      <text:p text:style-name="P4">Geschwister-Scholl-Straße 9</text:p>
      <text:p text:style-name="P4">24143 Kiel</text:p>
      <text:p text:style-name="P4"/>
      <text:p text:style-name="P4">Projektbetreuer:</text:p>
      <text:p text:style-name="P4">Robert Kramer</text:p>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7"><text:a xlink:type="simple" xlink:href="#__RefHeading___Toc132_3119963138" text:style-name="Index_20_Link" text:visited-style-name="Index_20_Link">Einleitung<text:tab/>2</text:a></text:p>
          <text:p text:style-name="P8"><text:a xlink:type="simple" xlink:href="#__RefHeading___Toc134_3119963138" text:style-name="Index_20_Link" text:visited-style-name="Index_20_Link">Projektbeschreibung<text:tab/>2</text:a></text:p>
          <text:p text:style-name="P8"><text:a xlink:type="simple" xlink:href="#__RefHeading___Toc136_3119963138" text:style-name="Index_20_Link" text:visited-style-name="Index_20_Link">Projektziele<text:tab/>2</text:a></text:p>
          <text:p text:style-name="P8"><text:a xlink:type="simple" xlink:href="#__RefHeading___Toc138_3119963138" text:style-name="Index_20_Link" text:visited-style-name="Index_20_Link">Projektumfeld<text:tab/>3</text:a></text:p>
          <text:p text:style-name="P8"><text:a xlink:type="simple" xlink:href="#__RefHeading___Toc140_3119963138" text:style-name="Index_20_Link" text:visited-style-name="Index_20_Link">Projektbegründung<text:tab/>3</text:a></text:p>
          <text:p text:style-name="P7"><text:a xlink:type="simple" xlink:href="#__RefHeading___Toc142_3119963138" text:style-name="Index_20_Link" text:visited-style-name="Index_20_Link">Ist-Analyse<text:tab/>3</text:a></text:p>
          <text:p text:style-name="P7"><text:a xlink:type="simple" xlink:href="#__RefHeading___Toc144_3119963138" text:style-name="Index_20_Link" text:visited-style-name="Index_20_Link">Soll-Konzept<text:tab/>3</text:a></text:p>
          <text:p text:style-name="P7"><text:a xlink:type="simple" xlink:href="#__RefHeading___Toc146_3119963138" text:style-name="Index_20_Link" text:visited-style-name="Index_20_Link">Entscheidungen (wirtschaftliche Aspekte)<text:tab/>4</text:a></text:p>
          <text:p text:style-name="P7"><text:a xlink:type="simple" xlink:href="#__RefHeading___Toc148_3119963138" text:style-name="Index_20_Link" text:visited-style-name="Index_20_Link">Planung (Projektphasen)<text:tab/>4</text:a></text:p>
          <text:p text:style-name="P7"><text:a xlink:type="simple" xlink:href="#__RefHeading___Toc150_3119963138" text:style-name="Index_20_Link" text:visited-style-name="Index_20_Link">Ausblick<text:tab/>4</text:a></text:p>
          <text:p text:style-name="P7"><text:a xlink:type="simple" xlink:href="#__RefHeading___Toc152_3119963138" text:style-name="Index_20_Link" text:visited-style-name="Index_20_Link">Literaturverzeichnis<text:tab/>4</text:a></text:p>
          <text:p text:style-name="P7"><text:a xlink:type="simple" xlink:href="#__RefHeading___Toc154_3119963138" text:style-name="Index_20_Link" text:visited-style-name="Index_20_Link">Abbildungsverzeichnis<text:tab/>4</text:a></text:p>
          <text:p text:style-name="P7"><text:a xlink:type="simple" xlink:href="#__RefHeading___Toc156_3119963138" text:style-name="Index_20_Link" text:visited-style-name="Index_20_Link">Tabellenverzeichnis<text:tab/>4</text:a></text:p>
          <text:p text:style-name="P7"><text:a xlink:type="simple" xlink:href="#__RefHeading___Toc158_3119963138" text:style-name="Index_20_Link" text:visited-style-name="Index_20_Link">Anhang<text:tab/>4</text:a></text:p>
        </text:index-body>
      </text:table-of-content>
      <text:h text:style-name="Heading_20_1" text:outline-level="1"/>
      <text:h text:style-name="Heading_20_1" text:outline-level="1"><text:bookmark-start text:name="__RefHeading___Toc132_3119963138"/>Einleitung<text:bookmark-end text:name="__RefHeading___Toc132_3119963138"/></text:h>
      <text:h text:style-name="Heading_20_2" text:outline-level="2"><text:bookmark-start text:name="__RefHeading___Toc134_3119963138"/>Projektbeschreibung<text:bookmark-end text:name="__RefHeading___Toc134_3119963138"/></text:h>
      <text:p text:style-name="P12">Das regionale Berufsbildungszentrum Technik der Landeshauptstadt Kiel veranstaltet für die Schüler*innen Arbeitsgemeinschaften mit Teilnahmepflicht. Jeder Schüler kann eine Arbeitsgemeinschaft wählen. Dieser Prozess findet derzeit schriftlich mit Verwendung von Papierbögen statt.</text:p>
      <text:h text:style-name="Heading_20_2" text:outline-level="2"><text:bookmark-start text:name="__RefHeading___Toc136_3119963138"/>Projektziele<text:bookmark-end text:name="__RefHeading___Toc136_3119963138"/></text:h>
      <text:p text:style-name="P12">Ziel des Projekts ist es, diesen Vorgang zu digitalisieren. Dafür soll eine datenbankgestützte Webanwendung entwickelt werden. Mithilfe der Anwendung sollen die Arbeitsgruppen administriert werden. Außerdem soll die Möglichkeit geschafffen werden, den Auswahlprozess der Schüler*innen digital durchzuführen. Im Anschluss an die Wahl soll mithilfe der Anwendung eine Auswertung erstellt werden, die den Schülern mitgeteilt werden soll. Zusätzlich zu den Grundeigenschaften der Anwendung soll diese besonders nutzerfreundlich gestaltet werden.</text:p>
      <text:h text:style-name="P10" text:outline-level="2"><text:soft-page-break/></text:h>
      <text:h text:style-name="P10" text:outline-level="2"><text:bookmark-start text:name="__RefHeading___Toc138_3119963138"/>Projektumfeld<text:bookmark-end text:name="__RefHeading___Toc138_3119963138"/></text:h>
      <text:p text:style-name="P12">Das Projekt wird im Rahmen des Schulunterrichts an der RBZ Technik zu Kiel entwickelt.</text:p>
      <text:h text:style-name="Heading_20_2" text:outline-level="2"><text:bookmark-start text:name="__RefHeading___Toc140_3119963138"/>Projektbegründung<text:bookmark-end text:name="__RefHeading___Toc140_3119963138"/></text:h>
      <text:p text:style-name="P13">Die bisherigen Wahlen der Arbeitsgemeinschaften sowie die Zuteilung der Schüler zu Arbeitsgemeinschaften verbrauchen viel Papier für die Auswahlbögen. Die Digitalisierung dieser Prozesse wird in Zukunft viel Papier einsparen. Außerdem wird keine Zeit mehr für die Vergabe des Auswahlbögen sowie für die Auswertung der Bögen verbraucht, da die Schüler selbstständig über die Anwendung ihre Wahlen angeben können und ein Algorithmus die Auswertung übernimmt und per Zufall die Schüler in die Arbeitsgemeinschaften einteilen wird.</text:p>
      <text:h text:style-name="Heading_20_1" text:outline-level="1"><text:bookmark-start text:name="__RefHeading___Toc142_3119963138"/>Ist-Analyse<text:bookmark-end text:name="__RefHeading___Toc142_3119963138"/></text:h>
      <text:p text:style-name="P14"><text:span text:style-name="T2">Die Schüler sind verpflichtet eine Arbeitsgruppe zu wählen. Dafür gibt es i</text:span><text:span text:style-name="T3">n der Schule zur Zeit ein</text:span><text:span text:style-name="T2">en</text:span><text:span text:style-name="T3"> analoge</text:span><text:span text:style-name="T2">n</text:span><text:span text:style-name="T3"> Prozess, zur Durchführung der Auswahl sowie zur </text:span><text:span text:style-name="T2">anschließenden </text:span><text:span text:style-name="T3">Auswertung. Die Schüler bekommen einen Wahlzettel auf der sie ihren vollständigen Namen, ihre Klasse, einen Erst-, Zweit- und Drittwunsch sowie eine persönliche Mitteilung eintragen können. </text:span><text:span text:style-name="T1">Aufgrund der stetig steigenden Schüleranzahl und des damit verbundenen steigenden Aufwands soll dieser Prozess in ein digitales Format übertragen werden. </text:span><text:span text:style-name="T4">Die Schule besitzt bereits eine Datenbank mit den Schüler sowie Klasseninformationen und ausreichend Hardware um eine Webanwendung lokal bereitstellen zu können.</text:span></text:p>
      <text:h text:style-name="Heading_20_1" text:outline-level="1"><text:bookmark-start text:name="__RefHeading___Toc144_3119963138"/>Soll-Konzept<text:bookmark-end text:name="__RefHeading___Toc144_3119963138"/></text:h>
      <text:p text:style-name="P15">Für die digitale Umsetzung des Projekts wird eine Webanwendung mit modernen Webtechnologien <text:span text:style-name="T4">erstellt. Angestrebt ist ein nutzerfreundliches Frontend mit Vue.js. Im Hintergrund regelt ein Java Webserver Datenbankzugriffe und Verifizierungen der Eingaben. </text:span></text:p>
      <text:h text:style-name="Heading_20_1" text:outline-level="1"><text:bookmark-start text:name="__RefHeading___Toc146_3119963138"/><text:soft-page-break/>Entscheidungen (wirtschaftliche Aspekte)<text:bookmark-end text:name="__RefHeading___Toc146_3119963138"/></text:h>
      <text:h text:style-name="Heading_20_1" text:outline-level="1"><text:bookmark-start text:name="__RefHeading___Toc148_3119963138"/>Planung (Projektphasen)<text:bookmark-end text:name="__RefHeading___Toc148_3119963138"/></text:h>
      <text:h text:style-name="Heading_20_1" text:outline-level="1"><text:bookmark-start text:name="__RefHeading___Toc150_3119963138"/>Ausblick<text:bookmark-end text:name="__RefHeading___Toc150_3119963138"/></text:h>
      <text:h text:style-name="Heading_20_1" text:outline-level="1"><text:bookmark-start text:name="__RefHeading___Toc152_3119963138"/>Literaturverzeichnis<text:bookmark-end text:name="__RefHeading___Toc152_3119963138"/></text:h>
      <text:h text:style-name="Heading_20_1" text:outline-level="1"><text:bookmark-start text:name="__RefHeading___Toc154_3119963138"/>Abbildungsverzeichnis<text:bookmark-end text:name="__RefHeading___Toc154_3119963138"/></text:h>
      <text:h text:style-name="Heading_20_1" text:outline-level="1"><text:bookmark-start text:name="__RefHeading___Toc156_3119963138"/>Tabellenverzeichnis<text:bookmark-end text:name="__RefHeading___Toc156_3119963138"/></text:h>
      <text:h text:style-name="Heading_20_1" text:outline-level="1"><text:bookmark-start text:name="__RefHeading___Toc158_3119963138"/>Anhang<text:bookmark-end text:name="__RefHeading___Toc158_311996313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 fo:font-family="Arial" style:font-family-generic="swiss" style:font-pitch="variable" officeooo:rsid="00159b08"/>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0835in" fo:margin-bottom="0.0835in" style:contextual-spacing="false" style:page-number="auto" text:number-lines="false" text:line-number="0"/>
      <style:text-properties style:font-name="arial" fo:font-family="arial" style:font-style-name="Italic"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text-properties style:font-name="Nimbus Sans"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55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9083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7118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5146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3181in" style:type="right" style:leader-style="dotted" style:leader-text="."/>
        </style:tab-stops>
      </style:paragraph-properties>
      <style:text-properties style:font-name="Nimbus Sans" fo:font-family="'Nimbus Sans'" style:font-style-name="Regular"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9839in" fo:margin-right="0.9839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09:58:57.880000000</meta:creation-date>
    <dc:date>2023-09-05T08:42:57.378551622</dc:date>
    <meta:editing-duration>PT1H15M6S</meta:editing-duration>
    <meta:editing-cycles>17</meta:editing-cycles>
    <meta:generator>LibreOffice/7.3.7.2$Linux_X86_64 LibreOffice_project/30$Build-2</meta:generator>
    <meta:document-statistic meta:table-count="0" meta:image-count="0" meta:object-count="0" meta:page-count="4" meta:paragraph-count="47" meta:word-count="396" meta:character-count="3288" meta:non-whitespace-character-count="2938"/>
  </office:meta>
</office:document-meta>
</file>